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29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4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36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55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1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66" style:family="table-cell" style:parent-style-name="Default">
      <style:table-cell-properties fo:background-color="#ffff00" fo:border="0.74pt solid #ff0000"/>
      <style:text-properties fo:color="#3465a4"/>
    </style:style>
    <style:style style:name="ce67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 table:style-name="ce29"/>
          <table:table-cell table:style-name="ce55" table:number-columns-repeated="2"/>
          <table:table-cell table:style-name="ce71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34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66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7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 table:style-name="ce36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6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 table:number-columns-repeated="3"/>
          <table:table-cell table:style-name="ce31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09:17:44.404268144</dc:date>
    <meta:editing-duration>P5DT15H11M48S</meta:editing-duration>
    <meta:editing-cycles>56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3" meta:object-count="0"/>
  </office:meta>
</office:document-meta>
</file>